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passableAccessController.BypassableAccess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ypassableAccessController.preparedMatch( REProgram preparedPattern , String m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passableAccessController.configure( Configuration con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ypassableAccessController.authorize( Request reque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ypassableAccessController.preparePattern( String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